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8751b" officeooo:paragraph-rsid="0008751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751b" officeooo:paragraph-rsid="0008751b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bd7e" officeooo:paragraph-rsid="0008bd7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de9b2" officeooo:paragraph-rsid="000de9b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751b" officeooo:paragraph-rsid="0008751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de9b2"/>
    </style:style>
    <style:style style:name="P7" style:family="paragraph" style:parent-style-name="Standard">
      <style:paragraph-properties fo:text-align="start" style:justify-single-word="false"/>
      <style:text-properties fo:font-size="12pt" officeooo:rsid="0008bd7e" officeooo:paragraph-rsid="0008bd7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8bd7e" officeooo:paragraph-rsid="000c601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c6012" officeooo:paragraph-rsid="000c601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de9b2" officeooo:paragraph-rsid="000de9b2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ecdc5" officeooo:paragraph-rsid="000ecdc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de9b2" officeooo:paragraph-rsid="000de9b2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officeooo:rsid="000ecdc5" officeooo:paragraph-rsid="000ecdc5"/>
    </style:style>
    <style:style style:name="P14" style:family="paragraph" style:parent-style-name="Standard">
      <style:paragraph-properties fo:text-align="start" style:justify-single-word="false"/>
      <style:text-properties fo:color="#000000" officeooo:paragraph-rsid="000de9b2"/>
    </style:style>
    <style:style style:name="P15" style:family="paragraph" style:parent-style-name="Standard">
      <style:paragraph-properties fo:text-align="start" style:justify-single-word="false"/>
      <style:text-properties fo:color="#000000" officeooo:paragraph-rsid="000ecdc5"/>
    </style:style>
    <style:style style:name="P16" style:family="paragraph" style:parent-style-name="Standard">
      <style:paragraph-properties fo:text-align="start" style:justify-single-word="false"/>
      <style:text-properties fo:color="#000000" officeooo:rsid="000de9b2" officeooo:paragraph-rsid="000ecdc5"/>
    </style:style>
    <style:style style:name="P17" style:family="paragraph" style:parent-style-name="Standard">
      <style:paragraph-properties fo:text-align="start" style:justify-single-word="false"/>
      <style:text-properties fo:color="#000000" officeooo:rsid="000ecdc5" officeooo:paragraph-rsid="000ecdc5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2pt" officeooo:rsid="000ecdc5" officeooo:paragraph-rsid="000ecdc5" style:font-size-asian="12pt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0ecdc5" officeooo:paragraph-rsid="000ecdc5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paragraph-rsid="000ecdc5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8bd7e" style:font-size-asian="10.5pt" style:font-size-complex="12pt"/>
    </style:style>
    <style:style style:name="T3" style:family="text">
      <style:text-properties fo:font-size="12pt" officeooo:rsid="000aa3b1" style:font-size-asian="10.5pt" style:font-size-complex="12pt"/>
    </style:style>
    <style:style style:name="T4" style:family="text">
      <style:text-properties fo:font-size="12pt" officeooo:rsid="0008bd7e" style:font-size-asian="12pt" style:font-size-complex="12pt"/>
    </style:style>
    <style:style style:name="T5" style:family="text">
      <style:text-properties officeooo:rsid="000c6012"/>
    </style:style>
    <style:style style:name="T6" style:family="text">
      <style:text-properties officeooo:rsid="000de9b2"/>
    </style:style>
    <style:style style:name="T7" style:family="text">
      <style:text-properties fo:color="#000000" style:font-name="Courier New" fo:font-size="10pt" style:font-size-asian="10pt"/>
    </style:style>
    <style:style style:name="T8" style:family="text">
      <style:text-properties fo:color="#000000" style:font-name="Courier New" fo:font-size="10pt" officeooo:rsid="000de9b2" style:font-size-asian="10pt" style:font-size-complex="14pt"/>
    </style:style>
    <style:style style:name="T9" style:family="text">
      <style:text-properties fo:color="#2a00ff" style:font-name="Courier New" fo:font-size="10pt" style:font-size-asian="10pt" style:font-size-complex="14pt"/>
    </style:style>
    <style:style style:name="T10" style:family="text">
      <style:text-properties officeooo:rsid="000ecdc5"/>
    </style:style>
    <style:style style:name="T11" style:family="text">
      <style:text-properties style:font-name="Courier New" fo:font-size="10pt" officeooo:rsid="000de9b2" style:font-size-asian="10pt" style:font-size-complex="14pt"/>
    </style:style>
    <style:style style:name="T12" style:family="text">
      <style:text-properties style:font-name="Courier New" fo:font-size="10pt" style:font-size-asian="10pt" style:font-size-complex="14pt"/>
    </style:style>
    <style:style style:name="T13" style:family="text">
      <style:text-properties style:font-name="Courier New" fo:font-size="10pt" officeooo:rsid="000ecdc5" style:font-size-asian="10pt" style:font-size-complex="14pt"/>
    </style:style>
    <style:style style:name="T14" style:family="text">
      <style:text-properties style:font-name="Courier New" fo:font-size="10pt" style:font-size-asian="10pt"/>
    </style:style>
    <style:style style:name="T15" style:family="text">
      <style:text-properties style:font-name="Courier New" fo:font-size="10pt" officeooo:rsid="000de9b2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itiation à l'Apprentissage</text:p>
      <text:p text:style-name="P5">Filtre Anti-Spam</text:p>
      <text:p text:style-name="P1">Thibault Lupinski</text:p>
      <text:p text:style-name="P1">Guillaume Lipski</text:p>
      <text:p text:style-name="P1"/>
      <text:p text:style-name="P2">Etapes effectues :</text:p>
      <text:p text:style-name="P2"><text:tab/><text:span text:style-name="T1">Gestion du dictionnaire : Chargement du fichier dictionnaire avec seulement les mots d'au <text:tab/><text:tab/>moins trois lettres.</text:span></text:p>
      <text:p text:style-name="P2"><text:span text:style-name="T1"><text:tab/>Lecture des messages : On ne garde que les lettres, on retire les chiffres et tous les autres <text:tab/><text:tab/>caractères spéciaux et on compare les mots </text:span><text:span text:style-name="T2">d'au moins trois lettres </text:span><text:span text:style-name="T1">restants au <text:tab/><text:tab/><text:tab/>dictionnaire.</text:span></text:p>
      <text:p text:style-name="P2"><text:span text:style-name="T1"><text:tab/>Apprentissage </text:span><text:span text:style-name="T2">global : Lecture de N spams et M hams et mettant à jour le nombre <text:tab/><text:tab/><text:tab/>d'occurrence des mots du dictionnaire, puis des probabilités d'occurences.</text:span></text:p>
      <text:p text:style-name="P2"><text:span text:style-name="T2"><text:tab/>Apprentissage en ligne : <text:s/>Possibilité de mettre à jour le classifieur en ajoutant un mail défini <text:tab/><text:tab/>comme Ham ou Spam, en incrémentant le nombre d'occurence des mots et en <text:tab/><text:tab/><text:tab/>mettant à jour les probabilités d'occurences.<text:tab/></text:span><text:span text:style-name="T1"><text:tab/><text:tab/></text:span></text:p>
      <text:p text:style-name="P2"><text:span text:style-name="T1"><text:tab/></text:span><text:span text:style-name="T2">Test</text:span><text:span text:style-name="T3">s</text:span><text:span text:style-name="T2">: </text:span></text:p>
      <text:p text:style-name="P2"><text:span text:style-name="T2"/></text:p>
      <text:p text:style-name="P2"><text:span text:style-name="T2"><text:tab/>Gestion du classifieur : Chargement et sauvegarde du classifieur opérationnels avec le <text:tab/><text:tab/><text:tab/>nombre de spams et de hams appris, et le nombre d'occurence de chaque mot du <text:tab/><text:tab/><text:tab/>dictionnaire pour les spams et pour les hams sauvegardés.</text:span></text:p>
      <text:p text:style-name="P2"/>
      <text:p text:style-name="P2">Répartition des tâches:</text:p>
      <text:p text:style-name="P2"/>
      <text:p text:style-name="P3">Squelette du programme :</text:p>
      <text:p text:style-name="P8"><text:tab/></text:p>
      <text:p text:style-name="P8"><text:span text:style-name="T5">Main : gestion de l'interface, trois choix disponibles.</text:span></text:p>
      <text:p text:style-name="P7"><text:span text:style-name="T5">apprend_filtre : <text:s/>apprentissage_mails + sauvegarde_apprentissage;</text:span></text:p>
      <text:p text:style-name="P8"><text:span text:style-name="T5">apprend_filtre_enligne : charger_apprentissage + apprentissage_mail + sauvegarde_apprentissage;</text:span></text:p>
      <text:p text:style-name="P8"><text:span text:style-name="T5">filtre_mail : charger_apprentissage + lancer_tests + sauvegarde_apprentissage;</text:span></text:p>
      <text:p text:style-name="P8"/>
      <text:p text:style-name="P9">apprentissage_mails : apprentissage_occurence_mots_mails + m<text:span text:style-name="T6">ise à jour des occurences.</text:span></text:p>
      <text:p text:style-name="P9"/>
      <text:p text:style-name="P10">apprentissage_occurence_mots_mails : lits N mails dans un dossier et renvoie un tableau d'entier représentant le nombre de mails dans lesquels chaque mot du dictionnaire chargé est présent.</text:p>
      <text:p text:style-name="P10"/>
      <text:p text:style-name="P10">vecteur_occurence : lits un mails et renvoie un tableau de booleen représentant la présence ou l'absence des différents mots du dictionnaire chargé.</text:p>
      <text:p text:style-name="P10"/>
      <text:p text:style-name="P10">lancer_tests : <text:span text:style-name="T10">lits N mails dans le dossier SPAM et M mails dans le dossier HAM. Pour chaque mail,</text:span></text:p>
      <text:p text:style-name="P11">evaluer_mail, puis on compare si le résultat est celui attendu.</text:p>
      <text:p text:style-name="P11"/>
      <text:p text:style-name="P11">evaluer_mail : récupère le vecteur_occurence du mail lu puis calcule P(Y = SPAM | X) et P(Y = HAM | X) avec la somme des logarithmes des probabilités d'occurences des mots selon leur présence ou non dans le mail. Retourne 1 si Pspam &gt; Pham, 0 sinon.</text:p>
      <text:p text:style-name="P9"/>
      <text:p text:style-name="P10">chargement_apprentissage : lecture d'un classifieur et remplissage des tableaux d'occurences avec les données lues.</text:p>
      <text:p text:style-name="P10">sauvegarde_apprentissage : sauvegarde dans un classifieur toutes les données d'occurences lues après un apprentissage.</text:p>
      <text:p text:style-name="P10"><text:soft-page-break/></text:p>
      <text:p text:style-name="P10"/>
      <text:p text:style-name="P10"/>
      <text:p text:style-name="P10"/>
      <text:p text:style-name="P10"/>
      <text:p text:style-name="P4">Utilisation du programme :</text:p>
      <text:p text:style-name="P4"/>
      <text:p text:style-name="P12">Pour commencer l'apprentissage</text:p>
      <text:p text:style-name="P14"><text:span text:style-name="T11">java filtreAntiSpam apprend_filtre [@DossierMailsApprentissage] [NbSpams] [NbHams] [@Classifeur]</text:span></text:p>
      <text:p text:style-name="P14"><text:span text:style-name="T11"/></text:p>
      <text:p text:style-name="P14"><text:span text:style-name="T11">[@DossierMailsApprentissage] = chemin du dossier dans lequels les mails sont mis dnas deux sous-dossiers ham et spams. Si non renseigné, vaut "./res/baseapp".</text:span></text:p>
      <text:p text:style-name="P16"><text:span text:style-name="T12">[NbSpams] = nombre de spams à lire dans </text:span><text:span text:style-name="T13">la base d'apprentissage. Si non renseigné, vaut 200.</text:span></text:p>
      <text:p text:style-name="P16"><text:span text:style-name="T13">[NbSpams] = nombre de hams à lire dans la base d'apprentissage. Si non renseigné, vaut 200.</text:span></text:p>
      <text:p text:style-name="P17"><text:span text:style-name="T12">[@Classifieur] = nom avec chemin spécifié du classifieur dans lequel sauvegarder le résultat de l'apprentissage. Si non renseigné, vaut "./res/mon_classifieur.txt".</text:span></text:p>
      <text:p text:style-name="P13"><text:span text:style-name="T9"/></text:p>
      <text:p text:style-name="P13"><text:span text:style-name="T9"/></text:p>
      <text:p text:style-name="P18">Pour ajouter un mail à l'apprentissage</text:p>
      <text:p text:style-name="P15"><text:span text:style-name="T11">java </text:span><text:span text:style-name="T14">FiltreAntiSpam apprend_filtre_enligne @Mail TypeMail [@Classifieur]</text:span></text:p>
      <text:p text:style-name="P17"><text:span text:style-name="T14">@Mail = nom avec chemin spécifie du mail à apprendre.</text:span></text:p>
      <text:p text:style-name="P17"><text:span text:style-name="T15">T</text:span><text:span text:style-name="T14">ypeMail = type du mail à apprendre, doit valoir HAM ou SPAM, sinon erreur.</text:span></text:p>
      <text:p text:style-name="P17"><text:span text:style-name="T12">[@Classifieur] = nom avec chemin spécifié du classifieur dans lequel sauvegarder le résultat de l'apprentissage. Si non renseigné, vaut "./res/mon_classifieur.txt".</text:span></text:p>
      <text:p text:style-name="P6"/>
      <text:p text:style-name="P13"><text:span text:style-name="T9"/></text:p>
      <text:p text:style-name="P18">Pour lancer les tests:</text:p>
      <text:p text:style-name="P20"><text:span text:style-name="T15">java </text:span><text:span text:style-name="T14">FiltreAntiSpam filtre_mail [NbSpams] [NbHams] [@Classifieur]</text:span></text:p>
      <text:p text:style-name="P20"><text:span text:style-name="T14"><text:s/>[@DossierMailsTest]</text:span></text:p>
      <text:p text:style-name="P16"><text:span text:style-name="T12">[NbSpams] = nombre de spams à lire dans </text:span><text:span text:style-name="T13">la base d'apprentissage. Si non renseigné, vaut 200;</text:span></text:p>
      <text:p text:style-name="P20"><text:span text:style-name="T13">[NbSpams] = nombre de hams à lire dans la base d'apprentissage. Si non renseigné, vaut 200;</text:span></text:p>
      <text:p text:style-name="P19"><text:span text:style-name="T12">[@Classifieur] = nom avec chemin spécifié du classifieur dans lequel sauvegarder le résultat de l'apprentissage. Si non renseigné, vaut "./res/mon_classifieur.txt"</text:span></text:p>
      <text:p text:style-name="P19"><text:span text:style-name="T11">[@DossierMails</text:span><text:span text:style-name="T12">Test</text:span><text:span text:style-name="T11">] = chemin du dossier dans lequels les mails sont mis dnas deux sous-dossiers ham et spams. Si non renseigné, vaut "./res/base</text:span><text:span text:style-name="T12">test</text:span><text:span text:style-name="T11">".</text:span></text:p>
      <text:p text:style-name="P4"><text:span text:style-name="T7"><text:tab/><text:tab/><text:tab/></text:span></text:p>
      <text:p text:style-name="P3"><text:tab/><text:tab/></text:p>
      <text:p text:style-name="P3"/>
      <text:p text:style-name="P2">Exemples d'exécutions:</text:p>
      <text:p text:style-name="P2"/>
      <text:p text:style-name="P2"/>
      <text:p text:style-name="P2">Conclus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47S</meta:editing-duration>
    <meta:editing-cycles>3</meta:editing-cycles>
    <meta:generator>LibreOffice/5.0.1.2$Windows_x86 LibreOffice_project/81898c9f5c0d43f3473ba111d7b351050be20261</meta:generator>
    <dc:date>2017-05-08T14:00:18.318000000</dc:date>
    <meta:document-statistic meta:table-count="0" meta:image-count="0" meta:object-count="0" meta:page-count="2" meta:paragraph-count="49" meta:word-count="585" meta:character-count="4125" meta:non-whitespace-character-count="3546"/>
    <meta:user-defined meta:name="Info 1"/>
    <meta:user-defined meta:name="Info 2"/>
    <meta:user-defined meta:name="Info 3"/>
    <meta:user-defined meta:name="Info 4"/>
  </office:meta>
</office:document-meta>
</file>